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76cm"/>
    </style:style>
    <style:style style:name="gr9" style:family="graphic" style:parent-style-name="standard">
      <style:graphic-properties draw:stroke="none" svg:stroke-color="#000000" draw:fill="none" draw:fill-color="#ffffff" fo:min-height="0.613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6pt" style:font-name-asian="AR PL UKai CN" style:font-size-asian="6pt" style:font-size-complex="6pt"/>
    </style:style>
    <style:style style:name="P3" style:family="paragraph">
      <style:text-properties style:font-name="AR PL UKai CN" fo:font-size="6pt" style:font-name-asian="AR PL UKai CN" style:font-size-asian="6pt" style:font-size-complex="6pt"/>
    </style:style>
    <style:style style:name="P4" style:family="paragraph">
      <style:text-properties fo:color="#ff3333" fo:font-weight="normal" style:font-weight-asian="normal" style:font-weight-complex="normal"/>
    </style:style>
    <style:style style:name="P5" style:family="paragraph">
      <style:text-properties fo:color="#ff3333" style:font-name="AR PL UKai CN" fo:font-size="6pt" fo:font-weight="normal" style:font-name-asian="AR PL UKai CN" style:font-size-asian="6pt" style:font-weight-asian="normal" style:font-size-complex="6pt" style:font-weight-complex="normal"/>
    </style:style>
    <style:style style:name="P6" style:family="paragraph">
      <style:text-properties fo:color="#ff3333"/>
    </style:style>
    <style:style style:name="P7" style:family="paragraph">
      <style:text-properties fo:color="#ff3333" style:font-name="AR PL UKai CN" fo:font-size="6pt" style:font-name-asian="AR PL UKai CN" style:font-size-asian="6pt" style:font-size-complex="6pt"/>
    </style:style>
    <style:style style:name="P8" style:family="paragraph">
      <style:text-properties fo:color="#3333ff"/>
    </style:style>
    <style:style style:name="P9" style:family="paragraph">
      <style:text-properties fo:color="#3333ff" style:font-name="AR PL UKai CN" fo:font-size="6pt" style:font-name-asian="AR PL UKai CN" style:font-size-asian="6pt" style:font-size-complex="6pt"/>
    </style:style>
    <style:style style:name="T1" style:family="text">
      <style:text-properties style:font-name="AR PL UKai CN" fo:font-size="6pt" style:font-name-asian="AR PL UKai CN" style:font-size-asian="6pt" style:font-size-complex="6pt"/>
    </style:style>
    <style:style style:name="T2" style:family="text">
      <style:text-properties fo:color="#ff3333" style:font-name="AR PL UKai CN" fo:font-size="6pt" style:font-name-asian="AR PL UKai CN" style:font-size-asian="6pt" style:font-size-complex="6pt"/>
    </style:style>
    <style:style style:name="T3" style:family="text">
      <style:text-properties fo:color="#ff3333" style:font-name="AR PL UKai CN" fo:font-size="6pt" fo:font-weight="normal" style:font-name-asian="AR PL UKai CN" style:font-size-asian="6pt" style:font-weight-asian="normal" style:font-size-complex="6pt" style:font-weight-complex="normal"/>
    </style:style>
    <style:style style:name="T4" style:family="text">
      <style:text-properties fo:color="#3333ff" style:font-name="AR PL UKai CN" fo:font-size="6pt" style:font-name-asian="AR PL UKai C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cm" svg:height="0.8cm" svg:x="7.2cm" svg:y="3.3cm">
          <text:p text:style-name="P1"><text:span text:style-name="T1">10</text:span></text:p>
          <text:p text:style-name="P1"><text:span text:style-name="T1">开仓请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cm" svg:height="0.5cm" svg:x="7.1cm" svg:y="1.7cm">
          <text:p text:style-name="P1"><text:span text:style-name="T1">创建新</text:span><text:span text:style-name="T1">EX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5cm" svg:y1="2.2cm" svg:x2="7.65cm" svg:y2="3.3cm" draw:start-shape="id1" draw:start-glue-point="2" draw:end-shape="id2" draw:end-glue-point="4" svg:d="M7650 2200v1100" svg:viewBox="0 0 1 1101">
          <text:p/>
        </draw:connector>
        <draw:frame draw:style-name="gr3" draw:text-style-name="P3" draw:layer="layout" svg:width="1cm" svg:height="0.488cm" svg:x="7.7cm" svg:y="2.4cm">
          <draw:text-box>
            <text:p><text:span text:style-name="T1">开仓</text:span></text:p>
          </draw:text-box>
        </draw:frame>
        <draw:custom-shape draw:style-name="gr1" draw:text-style-name="P2" xml:id="id4" draw:id="id4" draw:layer="layout" svg:width="0.9cm" svg:height="0.8cm" svg:x="5.8cm" svg:y="5.6cm">
          <text:p text:style-name="P1"><text:span text:style-name="T1">11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8cm" svg:x="9cm" svg:y="5.6cm">
          <text:p text:style-name="P1"><text:span text:style-name="T1">12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3.983cm" svg:x2="9.45cm" svg:y2="5.6cm" draw:start-shape="id2" draw:start-glue-point="9" draw:end-shape="id3" draw:end-glue-point="4" svg:d="M7969 3983l1481 1617" svg:viewBox="0 0 1482 1618">
          <text:p/>
        </draw:connector>
        <draw:frame draw:style-name="gr3" draw:text-style-name="P3" draw:layer="layout" svg:width="1.8cm" svg:height="0.725cm" svg:x="8cm" svg:y="4.3cm">
          <draw:text-box>
            <text:p><text:span text:style-name="T2">收到成交，并且全部成交</text:span></text:p>
          </draw:text-box>
        </draw:frame>
        <draw:connector draw:style-name="gr2" draw:text-style-name="P1" draw:layer="layout" draw:type="line" svg:x1="7.65cm" svg:y1="4.1cm" svg:x2="6.569cm" svg:y2="5.717cm" draw:start-shape="id2" draw:start-glue-point="8" draw:end-shape="id4" draw:end-glue-point="11" svg:d="M7650 4100l-1081 1617" svg:viewBox="0 0 1082 1618">
          <text:p/>
        </draw:connector>
        <draw:frame draw:style-name="gr3" draw:text-style-name="P5" draw:layer="layout" svg:width="1.6cm" svg:height="0.725cm" svg:x="6.4cm" svg:y="4.275cm">
          <draw:text-box>
            <text:p text:style-name="P4"><text:span text:style-name="T3">收到成交，部分成交</text:span></text:p>
          </draw:text-box>
        </draw:frame>
        <draw:connector draw:style-name="gr2" draw:text-style-name="P1" draw:layer="layout" draw:type="line" svg:x1="6.7cm" svg:y1="6cm" svg:x2="9cm" svg:y2="6cm" draw:start-shape="id4" draw:start-glue-point="10" draw:end-shape="id3" draw:end-glue-point="6" svg:d="M6700 6000h2300" svg:viewBox="0 0 2301 1">
          <text:p/>
        </draw:connector>
        <draw:frame draw:style-name="gr3" draw:text-style-name="P7" draw:layer="layout" svg:width="1.8cm" svg:height="0.725cm" svg:x="6.9cm" svg:y="5.376cm">
          <draw:text-box>
            <text:p text:style-name="P6"><text:span text:style-name="T2">收到成交，并且全部成交</text:span></text:p>
          </draw:text-box>
        </draw:frame>
        <draw:custom-shape draw:style-name="gr1" draw:text-style-name="P2" xml:id="id5" draw:id="id5" draw:layer="layout" svg:width="0.9cm" svg:height="0.8cm" svg:x="3.6cm" svg:y="8.5cm">
          <text:p text:style-name="P1"><text:span text:style-name="T1">1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7.2cm" svg:y1="3.7cm" svg:x2="4.05cm" svg:y2="8.5cm" draw:start-shape="id2" draw:start-glue-point="6" draw:end-shape="id5" draw:end-glue-point="4" svg:d="M7200 3700c-2100 0-3150 1600-3150 4800" svg:viewBox="0 0 3151 4801">
          <text:p/>
        </draw:connector>
        <draw:frame draw:style-name="gr4" draw:text-style-name="P3" draw:layer="layout" svg:width="2.5cm" svg:height="1.1cm" svg:x="4cm" svg:y="4.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onnector draw:style-name="gr2" draw:text-style-name="P1" draw:layer="layout" draw:type="line" svg:x1="5.931cm" svg:y1="6.283cm" svg:x2="4.369cm" svg:y2="8.617cm" draw:start-shape="id4" draw:start-glue-point="7" draw:end-shape="id5" draw:end-glue-point="11" svg:d="M5931 6283l-1562 2334" svg:viewBox="0 0 1563 2335">
          <text:p/>
        </draw:connector>
        <draw:frame draw:style-name="gr3" draw:text-style-name="P3" draw:layer="layout" svg:width="2.5cm" svg:height="0.962cm" svg:x="4.5cm" svg:y="6.538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1" draw:text-style-name="P2" xml:id="id6" draw:id="id6" draw:layer="layout" svg:width="0.9cm" svg:height="0.8cm" svg:x="2.5cm" svg:y="6.2cm">
          <text:p text:style-name="P1"><text:span text:style-name="T1">1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731cm" svg:y1="8.617cm" svg:x2="2.95cm" svg:y2="7cm" draw:start-shape="id5" draw:start-glue-point="5" draw:end-shape="id6" draw:end-glue-point="8" svg:d="M3731 8617l-781-1617" svg:viewBox="0 0 782 1618">
          <text:p/>
        </draw:connector>
        <draw:frame draw:style-name="gr3" draw:text-style-name="P9" draw:layer="layout" svg:width="2.113cm" svg:height="0.725cm" svg:x="2.187cm" svg:y="7.475cm">
          <draw:text-box>
            <text:p text:style-name="P8"><text:span text:style-name="T4">收到撤单回报，并且成交量</text:span><text:span text:style-name="T4">= 0</text:span></text:p>
          </draw:text-box>
        </draw:frame>
        <draw:custom-shape draw:style-name="gr1" draw:text-style-name="P2" xml:id="id7" draw:id="id7" draw:layer="layout" svg:width="0.9cm" svg:height="0.8cm" svg:x="8.3cm" svg:y="7.7cm">
          <text:p text:style-name="P1"><text:span text:style-name="T1">1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8.9cm" svg:x2="8.3cm" svg:y2="8.1cm" draw:start-shape="id5" draw:start-glue-point="10" draw:end-shape="id7" draw:end-glue-point="6" svg:d="M4500 8900l3800-800" svg:viewBox="0 0 3801 801">
          <text:p/>
        </draw:connector>
        <draw:frame draw:style-name="gr3" draw:text-style-name="P9" draw:layer="layout" svg:width="2.113cm" svg:height="0.962cm" svg:x="5.687cm" svg:y="7.8cm">
          <draw:text-box>
            <text:p text:style-name="P8"><text:span text:style-name="T4">收到撤单回报，并且成交量</text:span><text:span text:style-name="T4">&gt; 0</text:span></text:p>
            <text:p text:style-name="P8"><text:span text:style-name="T4">并且 </text:span><text:span text:style-name="T4">&lt; </text:span><text:span text:style-name="T4">开仓量</text:span></text:p>
          </draw:text-box>
        </draw:frame>
        <draw:custom-shape draw:style-name="gr1" draw:text-style-name="P2" xml:id="id8" draw:id="id8" draw:layer="layout" svg:width="0.9cm" svg:height="0.8cm" svg:x="7.002cm" svg:y="9.702cm">
          <text:p text:style-name="P1"><text:span text:style-name="T1">1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8cm" svg:x="9.7cm" svg:y="9.7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69cm" svg:y1="9.183cm" svg:x2="7.002cm" svg:y2="10.102cm" draw:start-shape="id5" draw:start-glue-point="9" draw:end-shape="id8" draw:end-glue-point="6" svg:d="M4369 9183l2633 919" svg:viewBox="0 0 2634 920">
          <text:p/>
        </draw:connector>
        <draw:frame draw:style-name="gr3" draw:text-style-name="P7" draw:layer="layout" svg:width="2.399cm" svg:height="0.725cm" svg:x="5.4cm" svg:y="9cm">
          <draw:text-box>
            <text:p text:style-name="P6"><text:span text:style-name="T2">收到成交回报，并且成交量</text:span><text:span text:style-name="T2">= </text:span><text:span text:style-name="T2">开仓量</text:span></text:p>
          </draw:text-box>
        </draw:frame>
        <draw:connector draw:style-name="gr2" draw:text-style-name="P1" draw:layer="layout" draw:type="line" svg:x1="7.902cm" svg:y1="10.102cm" svg:x2="9.7cm" svg:y2="10.1cm" draw:start-shape="id8" draw:start-glue-point="10" draw:end-shape="id9" draw:end-glue-point="6" svg:d="M7902 10102l1798-2" svg:viewBox="0 0 1799 3">
          <text:p/>
        </draw:connector>
        <draw:frame draw:style-name="gr3" draw:text-style-name="P9" draw:layer="layout" svg:width="2.113cm" svg:height="0.725cm" svg:x="8.087cm" svg:y="10.3cm">
          <draw:text-box>
            <text:p text:style-name="P8"><text:span text:style-name="T4">收到撤单回报，撤单失败</text:span></text:p>
          </draw:text-box>
        </draw:frame>
        <draw:custom-shape draw:style-name="gr5" draw:text-style-name="P2" xml:id="id10" draw:id="id10" draw:layer="layout" svg:width="0.9cm" svg:height="0.8cm" svg:x="10.7cm" svg:y="7.5cm">
          <text:p text:style-name="P1"><text:span text:style-name="T1">20</text:span></text:p>
          <text:p text:style-name="P1"><text:span text:style-name="T1">限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69cm" svg:y1="10.217cm" svg:x2="10.831cm" svg:y2="8.183cm" draw:end-shape="id10" draw:end-glue-point="7" svg:d="M10469 10217l362-2034" svg:viewBox="0 0 363 2035">
          <text:p/>
        </draw:connector>
        <draw:connector draw:style-name="gr2" draw:text-style-name="P1" draw:layer="layout" draw:type="line" svg:x1="9.2cm" svg:y1="8.1cm" svg:x2="10.7cm" svg:y2="7.9cm" draw:start-shape="id7" draw:end-shape="id10" draw:end-glue-point="6" svg:d="M9200 8100l1500-200" svg:viewBox="0 0 1501 201">
          <text:p/>
        </draw:connector>
        <draw:frame draw:style-name="gr3" draw:text-style-name="P3" draw:layer="layout" svg:width="2cm" svg:height="0.725cm" svg:x="9.7cm" svg:y="6.6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frame draw:style-name="gr3" draw:text-style-name="P3" draw:layer="layout" svg:width="1.6cm" svg:height="0.725cm" svg:x="9.1cm" svg:y="7.375cm">
          <draw:text-box>
            <text:p><text:span text:style-name="T1">DeltaTick</text:span><text:span text:style-name="T1">后限价平仓</text:span></text:p>
          </draw:text-box>
        </draw:frame>
        <draw:frame draw:style-name="gr3" draw:text-style-name="P3" draw:layer="layout" svg:width="2cm" svg:height="0.725cm" svg:x="9.4cm" svg:y="8.9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custom-shape draw:style-name="gr5" draw:text-style-name="P2" xml:id="id11" draw:id="id11" draw:layer="layout" svg:width="0.9cm" svg:height="0.8cm" svg:x="12.7cm" svg:y="9.7cm">
          <text:p text:style-name="P1"><text:span text:style-name="T1">21</text:span></text:p>
          <text:p text:style-name="P1"><text:span text:style-name="T1">限价平仓</text:span></text:p>
          <text:p text:style-name="P1"><text:span text:style-name="T1">部分成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9cm" svg:y1="6.4cm" svg:x2="10.831cm" svg:y2="7.617cm" draw:end-shape="id10" draw:end-glue-point="5" svg:d="M9900 6400l931 1217" svg:viewBox="0 0 932 1218">
          <text:p/>
        </draw:connector>
        <draw:custom-shape draw:style-name="gr5" draw:text-style-name="P2" xml:id="id12" draw:id="id12" draw:layer="layout" svg:width="0.9cm" svg:height="0.8cm" svg:x="12.2cm" svg:y="5.7cm">
          <text:p text:style-name="P1"><text:span text:style-name="T1">22</text:span></text:p>
          <text:p text:style-name="P1"><text:span text:style-name="T1">限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6cm" svg:height="0.725cm" svg:x="11.219cm" svg:y="8.661cm">
          <draw:text-box>
            <text:p text:style-name="P6"><text:span text:style-name="T2">收到成交，部分成交</text:span></text:p>
          </draw:text-box>
        </draw:frame>
        <draw:connector draw:style-name="gr2" draw:text-style-name="P1" draw:layer="layout" draw:type="line" svg:x1="11.15cm" svg:y1="8.3cm" svg:x2="12.831cm" svg:y2="9.817cm" draw:start-shape="id10" draw:start-glue-point="8" draw:end-shape="id11" draw:end-glue-point="5" svg:d="M11150 8300l1681 1517" svg:viewBox="0 0 1682 1518">
          <text:p/>
        </draw:connector>
        <draw:frame draw:style-name="gr3" draw:text-style-name="P7" draw:layer="layout" svg:width="1.8cm" svg:height="0.725cm" svg:x="12.3cm" svg:y="7.875cm">
          <draw:text-box>
            <text:p text:style-name="P6"><text:span text:style-name="T2">收到成交，并且全部成交</text:span></text:p>
          </draw:text-box>
        </draw:frame>
        <draw:connector draw:style-name="gr2" draw:text-style-name="P1" draw:layer="layout" draw:type="line" svg:x1="13.15cm" svg:y1="9.7cm" svg:x2="12.969cm" svg:y2="6.383cm" draw:start-shape="id11" draw:end-shape="id12" draw:end-glue-point="9" svg:d="M13150 9700l-181-3317" svg:viewBox="0 0 182 3318">
          <text:p/>
        </draw:connector>
        <draw:frame draw:style-name="gr6" draw:text-style-name="P7" draw:layer="layout" svg:width="1.8cm" svg:height="0.725cm" svg:x="11.4cm" svg:y="6.9cm">
          <draw:text-box>
            <text:p text:style-name="P6"><text:span text:style-name="T2">收到成交，并且全部成交</text:span></text:p>
          </draw:text-box>
        </draw:frame>
        <draw:custom-shape draw:style-name="gr5" draw:text-style-name="P2" xml:id="id13" draw:id="id13" draw:layer="layout" svg:width="0.9cm" svg:height="0.8cm" svg:x="16.7cm" svg:y="7.8cm">
          <text:p text:style-name="P1"><text:span text:style-name="T1">2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6cm" svg:y1="10.1cm" svg:x2="16.831cm" svg:y2="8.483cm" draw:start-shape="id11" draw:start-glue-point="10" draw:end-shape="id13" draw:end-glue-point="7" svg:d="M13600 10100l3231-1617" svg:viewBox="0 0 3232 1618">
          <text:p/>
        </draw:connector>
        <draw:frame draw:style-name="gr3" draw:text-style-name="P3" draw:layer="layout" svg:width="2.5cm" svg:height="0.962cm" svg:x="13.9cm" svg:y="8.938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5" draw:text-style-name="P2" xml:id="id14" draw:id="id14" draw:layer="layout" svg:width="0.9cm" svg:height="0.8cm" svg:x="15.3cm" svg:y="4.5cm">
          <text:p text:style-name="P1"><text:span text:style-name="T1">2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15cm" svg:y1="7.8cm" svg:x2="15.75cm" svg:y2="5.3cm" draw:start-shape="id13" draw:start-glue-point="4" draw:end-shape="id14" draw:end-glue-point="8" svg:d="M17150 7800l-1400-2500" svg:viewBox="0 0 1401 2501">
          <text:p/>
        </draw:connector>
        <draw:custom-shape draw:style-name="gr5" draw:text-style-name="P2" xml:id="id15" draw:id="id15" draw:layer="layout" svg:width="0.9cm" svg:height="0.8cm" svg:x="16.8cm" svg:y="3.4cm">
          <text:p text:style-name="P1"><text:span text:style-name="T1">2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469cm" svg:y1="7.917cm" svg:x2="17.25cm" svg:y2="4.2cm" draw:start-shape="id13" draw:start-glue-point="11" draw:end-shape="id15" draw:end-glue-point="8" svg:d="M17469 7917l-219-3717" svg:viewBox="0 0 220 3718">
          <text:p/>
        </draw:connector>
        <draw:frame draw:style-name="gr3" draw:text-style-name="P9" draw:layer="layout" svg:width="2.113cm" svg:height="0.962cm" svg:x="16.8cm" svg:y="6.238cm">
          <draw:text-box>
            <text:p text:style-name="P8"><text:span text:style-name="T4">收到撤单回报，并且成交量</text:span><text:span text:style-name="T4">&gt; 0</text:span></text:p>
            <text:p text:style-name="P8"><text:span text:style-name="T4">并且 </text:span><text:span text:style-name="T4">&lt; </text:span><text:span text:style-name="T4">开仓量</text:span></text:p>
          </draw:text-box>
        </draw:frame>
        <draw:frame draw:style-name="gr3" draw:text-style-name="P9" draw:layer="layout" svg:width="2.113cm" svg:height="0.725cm" svg:x="15.087cm" svg:y="5.8cm">
          <draw:text-box>
            <text:p text:style-name="P8"><text:span text:style-name="T4">收到撤单回报，并且成交量</text:span><text:span text:style-name="T4">= 0</text:span></text:p>
          </draw:text-box>
        </draw:frame>
        <draw:custom-shape draw:style-name="gr5" draw:text-style-name="P2" xml:id="id16" draw:id="id16" draw:layer="layout" svg:width="0.9cm" svg:height="0.8cm" svg:x="14.2cm" svg:y="6.9cm">
          <text:p text:style-name="P1"><text:span text:style-name="T1">2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831cm" svg:y1="7.917cm" svg:x2="15.1cm" svg:y2="7.3cm" draw:start-shape="id13" draw:start-glue-point="5" draw:end-shape="id16" draw:end-glue-point="10" svg:d="M16831 7917l-1731-617" svg:viewBox="0 0 1732 618">
          <text:p/>
        </draw:connector>
        <draw:frame draw:style-name="gr3" draw:text-style-name="P7" draw:layer="layout" svg:width="1.4cm" svg:height="1.199cm" svg:x="15.3cm" svg:y="7.1cm">
          <draw:text-box>
            <text:p text:style-name="P6"><text:span text:style-name="T2">收到成交回报，并且成交量</text:span><text:span text:style-name="T2">= </text:span><text:span text:style-name="T2">平仓量</text:span></text:p>
          </draw:text-box>
        </draw:frame>
        <draw:custom-shape draw:style-name="gr5" draw:text-style-name="P2" xml:id="id17" draw:id="id17" draw:layer="layout" svg:width="0.9cm" svg:height="0.8cm" svg:x="13.3cm" svg:y="4.9cm">
          <text:p text:style-name="P1"><text:span text:style-name="T1">2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65cm" svg:y1="6.9cm" svg:x2="14.069cm" svg:y2="5.583cm" draw:start-shape="id16" draw:start-glue-point="4" draw:end-shape="id17" draw:end-glue-point="9" svg:d="M14650 6900l-581-1317" svg:viewBox="0 0 582 1318">
          <text:p/>
        </draw:connector>
        <draw:custom-shape draw:style-name="gr7" draw:text-style-name="P2" xml:id="id18" draw:id="id18" draw:layer="layout" svg:width="0.9cm" svg:height="0.8cm" svg:x="14.402cm" svg:y="1.502cm">
          <text:p text:style-name="P1"><text:span text:style-name="T1">30</text:span></text:p>
          <text:p text:style-name="P1"><text:span text:style-name="T1">市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69cm" svg:y1="7.617cm" svg:x2="12.331cm" svg:y2="6.383cm" draw:start-shape="id10" draw:start-glue-point="11" draw:end-shape="id12" draw:end-glue-point="7" svg:d="M11469 7617l862-1234" svg:viewBox="0 0 863 1235">
          <text:p/>
        </draw:connector>
        <draw:frame draw:style-name="gr3" draw:text-style-name="P9" draw:layer="layout" svg:width="2.113cm" svg:height="0.725cm" svg:x="13.587cm" svg:y="6.2cm">
          <draw:text-box>
            <text:p text:style-name="P8"><text:span text:style-name="T4">收到撤单回报，撤单失败</text:span></text:p>
          </draw:text-box>
        </draw:frame>
        <draw:custom-shape draw:style-name="gr7" draw:text-style-name="P2" xml:id="id19" draw:id="id19" draw:layer="layout" svg:width="0.9cm" svg:height="0.8cm" svg:x="11.804cm" svg:y="1.504cm">
          <text:p text:style-name="P1"><text:span text:style-name="T1">31</text:span></text:p>
          <text:p text:style-name="P1"><text:span text:style-name="T1">市价平仓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6cm" svg:height="0.726cm" svg:x="13cm" svg:y="1.374cm">
          <draw:text-box>
            <text:p text:style-name="P6"><text:span text:style-name="T2">收到成交部分成交</text:span></text:p>
          </draw:text-box>
        </draw:frame>
        <draw:connector draw:style-name="gr2" draw:text-style-name="P1" draw:layer="layout" draw:type="line" svg:x1="14.402cm" svg:y1="1.902cm" svg:x2="12.704cm" svg:y2="1.904cm" draw:start-shape="id18" draw:start-glue-point="6" draw:end-shape="id19" draw:end-glue-point="10" svg:d="M14402 1902l-1698 2" svg:viewBox="0 0 1699 3">
          <text:p/>
        </draw:connector>
        <draw:frame draw:style-name="gr3" draw:text-style-name="P3" draw:layer="layout" svg:width="2.1cm" svg:height="0.725cm" svg:x="14.4cm" svg:y="3.3cm">
          <draw:text-box>
            <text:p><text:span text:style-name="T1">限价平仓失败，开始市价平仓</text:span></text:p>
          </draw:text-box>
        </draw:frame>
        <draw:frame draw:style-name="gr9" draw:text-style-name="P3" draw:layer="layout" svg:width="2.2cm" svg:height="0.863cm" svg:x="15.6cm" svg:y="2.5cm">
          <draw:text-box>
            <text:p><text:span text:style-name="T1">限价平仓部分失败，开始市价平仓</text:span></text:p>
          </draw:text-box>
        </draw:frame>
        <draw:custom-shape draw:style-name="gr7" draw:text-style-name="P2" xml:id="id20" draw:id="id20" draw:layer="layout" svg:width="0.9cm" svg:height="0.8cm" svg:x="12.8cm" svg:y="3.3cm">
          <text:p text:style-name="P1"><text:span text:style-name="T1">32</text:span></text:p>
          <text:p text:style-name="P1"><text:span text:style-name="T1">市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254cm" svg:y1="2.304cm" svg:x2="12.931cm" svg:y2="3.417cm" draw:start-shape="id19" draw:start-glue-point="8" draw:end-shape="id20" draw:end-glue-point="5" svg:d="M12254 2304l677 1113" svg:viewBox="0 0 678 1114">
          <text:p/>
        </draw:connector>
        <draw:connector draw:style-name="gr2" draw:text-style-name="P1" draw:layer="layout" draw:type="line" svg:x1="14.533cm" svg:y1="2.185cm" svg:x2="13.569cm" svg:y2="3.417cm" draw:start-shape="id18" draw:start-glue-point="7" draw:end-shape="id20" draw:end-glue-point="11" svg:d="M14533 2185l-964 1232" svg:viewBox="0 0 965 1233">
          <text:p/>
        </draw:connector>
        <draw:frame draw:style-name="gr3" draw:text-style-name="P7" draw:layer="layout" svg:width="1.6cm" svg:height="0.725cm" svg:x="11.8cm" svg:y="2.375cm">
          <draw:text-box>
            <text:p text:style-name="P6"><text:span text:style-name="T2">收到成交全部成交</text:span></text:p>
          </draw:text-box>
        </draw:frame>
        <draw:frame draw:style-name="gr3" draw:text-style-name="P7" draw:layer="layout" svg:width="1.6cm" svg:height="0.725cm" svg:x="13.3cm" svg:y="2.275cm">
          <draw:text-box>
            <text:p text:style-name="P6"><text:span text:style-name="T2">收到成交全部成交</text:span></text:p>
          </draw:text-box>
        </draw:frame>
        <draw:custom-shape draw:style-name="gr10" draw:text-style-name="P2" xml:id="id22" draw:id="id22" draw:layer="layout" svg:width="0.9cm" svg:height="0.8cm" svg:x="4cm" svg:y="2.2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8cm" svg:x="9.702cm" svg:y="9.702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" draw:id="id21" draw:layer="layout" svg:width="0.9cm" svg:height="0.8cm" svg:x="9.8cm" svg:y="2.8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8cm" svg:y1="3.7cm" svg:x2="10.7cm" svg:y2="3.2cm" draw:start-shape="id20" draw:start-glue-point="6" draw:end-shape="id21" draw:end-glue-point="10" svg:d="M12800 3700l-2100-500" svg:viewBox="0 0 2101 501">
          <text:p/>
        </draw:connector>
        <draw:connector draw:style-name="gr2" draw:text-style-name="P1" draw:layer="layout" draw:type="line" svg:x1="12.331cm" svg:y1="5.817cm" svg:x2="10.25cm" svg:y2="3.6cm" draw:start-shape="id12" draw:start-glue-point="5" draw:end-shape="id21" draw:end-glue-point="8" svg:d="M12331 5817l-2081-2217" svg:viewBox="0 0 2082 2218">
          <text:p/>
        </draw:connector>
        <draw:connector draw:style-name="gr2" draw:text-style-name="P1" draw:layer="layout" draw:type="line" svg:x1="13.3cm" svg:y1="5.3cm" svg:x2="10.569cm" svg:y2="3.483cm" draw:start-shape="id17" draw:start-glue-point="6" draw:end-shape="id21" draw:end-glue-point="9" svg:d="M13300 5300l-2731-1817" svg:viewBox="0 0 2732 1818">
          <text:p/>
        </draw:connector>
        <draw:connector draw:style-name="gr2" draw:text-style-name="P1" draw:layer="layout" draw:type="line" svg:x1="2.95cm" svg:y1="6.2cm" svg:x2="4.45cm" svg:y2="3cm" draw:start-shape="id6" draw:start-glue-point="4" draw:end-shape="id22" draw:end-glue-point="8" svg:d="M2950 6200l1500-3200" svg:viewBox="0 0 1501 3201">
          <text:p/>
        </draw:connector>
        <draw:connector draw:style-name="gr2" draw:text-style-name="P1" draw:layer="layout" draw:type="line" svg:x1="4.9cm" svg:y1="2.6cm" svg:x2="7.1cm" svg:y2="1.95cm" draw:start-shape="id22" draw:start-glue-point="10" draw:end-shape="id1" draw:end-glue-point="3" svg:d="M4900 2600l2200-650" svg:viewBox="0 0 2201 651">
          <text:p/>
        </draw:connector>
        <draw:connector draw:style-name="gr2" draw:text-style-name="P1" draw:layer="layout" draw:type="line" svg:x1="15.75cm" svg:y1="4.5cm" svg:x2="14.852cm" svg:y2="2.302cm" draw:start-shape="id14" draw:start-glue-point="4" draw:end-shape="id18" draw:end-glue-point="8" svg:d="M15750 4500l-898-2198" svg:viewBox="0 0 899 2199">
          <text:p/>
        </draw:connector>
        <draw:connector draw:style-name="gr2" draw:text-style-name="P1" draw:layer="layout" draw:type="line" svg:x1="16.931cm" svg:y1="3.517cm" svg:x2="15.171cm" svg:y2="2.185cm" draw:start-shape="id15" draw:start-glue-point="5" draw:end-shape="id18" draw:end-glue-point="9" svg:d="M16931 3517l-1760-1332" svg:viewBox="0 0 1761 1333">
          <text:p/>
        </draw:connector>
        <draw:connector draw:style-name="gr2" draw:text-style-name="P1" draw:layer="layout" draw:type="line" svg:x1="9.931cm" svg:y1="2.917cm" svg:x2="8.2cm" svg:y2="1.95cm" draw:start-shape="id21" draw:start-glue-point="5" draw:end-shape="id1" draw:end-glue-point="1" svg:d="M9931 2917l-1731-967" svg:viewBox="0 0 1732 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45:03.304072901</meta:creation-date>
    <dc:date>2014-05-09T21:20:57.956368547</dc:date>
    <meta:editing-duration>PT3H27M2S</meta:editing-duration>
    <meta:editing-cycles>40</meta:editing-cycles>
    <meta:generator>LibreOffice/4.2.3.3$Linux_X86_64 LibreOffice_project/420m0$Build-3</meta:generator>
    <meta:document-statistic meta:object-count="81"/>
  </office:meta>
</office:document-meta>
</file>